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pl" fo:country="PL" fo:font-weight="bold" officeooo:rsid="001b6ae3" officeooo:paragraph-rsid="001b6ae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language="pl" fo:country="PL" fo:font-weight="normal" officeooo:rsid="001b6ae3" officeooo:paragraph-rsid="001b6ae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1b6ae3" officeooo:paragraph-rsid="001b6ae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officeooo:rsid="001b6ae3" officeooo:paragraph-rsid="001b6ae3" style:font-size-asian="17.5pt" style:font-size-complex="2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20pt" fo:language="pl" fo:country="PL" officeooo:rsid="001b7b8c" officeooo:paragraph-rsid="001b7b8c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36pt" fo:language="pl" fo:country="PL" fo:font-weight="bold" officeooo:rsid="001b6ae3" officeooo:paragraph-rsid="001b6ae3" style:font-size-asian="36pt" style:font-weight-asian="bold" style:font-size-complex="36pt" style:font-weight-complex="bold"/>
    </style:style>
    <style:style style:name="P7" style:family="paragraph" style:parent-style-name="Standard" style:list-style-name="L4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3pt" fo:language="pl" fo:country="PL" officeooo:rsid="001d5a78" officeooo:paragraph-rsid="001eddc1" style:font-size-asian="11.3500003814697pt" style:font-size-complex="13pt"/>
    </style:style>
    <style:style style:name="P8" style:family="paragraph" style:parent-style-name="Standard" style:list-style-name="L4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3pt" fo:language="pl" fo:country="PL" officeooo:rsid="001eddc1" officeooo:paragraph-rsid="001eddc1" style:font-size-asian="11.3500003814697pt" style:font-size-complex="13pt"/>
    </style:style>
    <style:style style:name="P9" style:family="paragraph" style:parent-style-name="Standard" style:list-style-name="L6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3pt" fo:language="pl" fo:country="PL" fo:font-style="normal" officeooo:rsid="001d5a78" officeooo:paragraph-rsid="001d5a78" style:font-size-asian="11.3500003814697pt" style:font-style-asian="normal" style:font-size-complex="13pt" style:font-style-complex="normal"/>
    </style:style>
    <style:style style:name="P10" style:family="paragraph" style:parent-style-name="Standard" style:list-style-name="L5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3pt" fo:language="pl" fo:country="PL" fo:font-style="normal" officeooo:rsid="001f9b06" officeooo:paragraph-rsid="001f9b06" style:font-size-asian="11.3500003814697pt" style:font-style-asian="normal" style:font-size-complex="13pt" style:font-style-complex="normal"/>
    </style:style>
    <style:style style:name="P11" style:family="paragraph" style:parent-style-name="Standard" style:list-style-name="L6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3pt" fo:language="pl" fo:country="PL" fo:font-style="normal" officeooo:rsid="001f9b06" officeooo:paragraph-rsid="001f9b06" style:font-size-asian="11.3500003814697pt" style:font-style-asian="normal" style:font-size-complex="13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officeooo:rsid="001b6ae3" officeooo:paragraph-rsid="001b6ae3" style:font-size-asian="14pt" style:font-size-complex="14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officeooo:rsid="001b6ae3" officeooo:paragraph-rsid="001b6ae3" style:font-size-asian="12.25pt" style:font-size-complex="14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officeooo:rsid="001b7b8c" officeooo:paragraph-rsid="001b7b8c" style:font-size-asian="12.25pt" style:font-size-complex="14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officeooo:rsid="001b8979" officeooo:paragraph-rsid="001b8979" style:font-size-asian="12.25pt" style:font-size-complex="14pt"/>
    </style:style>
    <style:style style:name="P16" style:family="paragraph" style:parent-style-name="Standard" style:list-style-name="L5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fo:font-style="normal" officeooo:rsid="001b8979" officeooo:paragraph-rsid="001b8979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fo:font-style="normal" officeooo:rsid="001b8979" officeooo:paragraph-rsid="001b8979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fo:font-style="normal" officeooo:rsid="001d5a78" officeooo:paragraph-rsid="001d5a78" style:font-size-asian="12.25pt" style:font-style-asian="normal" style:font-size-complex="14pt" style:font-style-complex="normal"/>
    </style:style>
    <style:style style:name="P19" style:family="paragraph" style:parent-style-name="Standard" style:list-style-name="L5">
      <style:paragraph-properties fo:text-align="start" style:justify-single-word="false">
        <style:tab-stops>
          <style:tab-stop style:position="1.7291in"/>
        </style:tab-stops>
      </style:paragraph-properties>
      <style:text-properties fo:font-size="14pt" fo:language="pl" fo:country="PL" fo:font-style="normal" officeooo:rsid="001eddc1" officeooo:paragraph-rsid="001eddc1" style:font-size-asian="12.25pt" style:font-style-asian="normal" style:font-size-complex="14pt" style:font-style-complex="normal"/>
    </style:style>
    <style:style style:name="T1" style:family="text">
      <style:text-properties officeooo:rsid="001b7b8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01b8979"/>
    </style:style>
    <style:style style:name="T4" style:family="text">
      <style:text-properties fo:font-size="13pt" style:text-underline-style="none" style:font-size-asian="11.3500003814697pt" style:font-size-complex="13pt"/>
    </style:style>
    <style:style style:name="T5" style:family="text">
      <style:text-properties fo:font-size="13pt" style:text-underline-style="none" officeooo:rsid="001f9b06" style:font-size-asian="11.3500003814697pt" style:font-size-complex="13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9b06"/>
    </style:style>
    <style:style style:name="T8" style:family="text">
      <style:text-properties officeooo:rsid="001d5a78"/>
    </style:style>
    <style:style style:name="T9" style:family="text">
      <style:text-properties officeooo:rsid="001edd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: Jan Dorniak</text:p>
      <text:p text:style-name="P1"/>
      <text:p text:style-name="P6">Program do kompresji i archiwizacji <text:span text:style-name="T3">plików</text:span></text:p>
      <text:p text:style-name="P3"/>
      <text:p text:style-name="P4">Opis funkcjonalności:</text:p>
      <text:p text:style-name="P13"/>
      <text:p text:style-name="P12">Program umożliwiał będzie rózne operacje <text:span text:style-name="T1">na kompresji i archiwizacji plików. Każda z funkcji jak rozpakowywanie i wypakowywanie będzie wzbogacona o dodatkowe przydatne funkcjonalności. Dostępne będą również podstawowe funkcjnonalności pokazujące informacje o plikach. Program będzie korzystał z interfejsu graficznego Dialog.</text:span></text:p>
      <text:p text:style-name="P12"/>
      <text:p text:style-name="P5">Opis działania:</text:p>
      <text:p text:style-name="P14"/>
      <text:p text:style-name="P15">Rozpakowywanie plików z archiwum:</text:p>
      <text:list xml:id="list712006480" text:style-name="L4">
        <text:list-item>
          <text:p text:style-name="P8">Wybór miejsca gdzie wypakować pliki polegać będzie na wpisaniu ścieżki katalogu w którym pliki mają zostać rozpakowane. (W przypadku nie wpisania, domyślnie będzie to bieżący katalog)</text:p>
        </text:list-item>
        <text:list-item>
          <text:p text:style-name="P7">Wybór jakości kompresji <text:span text:style-name="T9">między normalną, szybką i dokładną (domyślnie normalna)</text:span></text:p>
        </text:list-item>
        <text:list-item>
          <text:p text:style-name="P8">Wybór opcji czy nadpisywać istniejące pliki zrealizowany za pomocą okienka dialogowego</text:p>
        </text:list-item>
        <text:list-item>
          <text:p text:style-name="P8">Możliwość wyświetlenia zawartości archiwum bez rozpakowywania</text:p>
        </text:list-item>
        <text:list-item>
          <text:p text:style-name="P8">Możliwośc wyświetlenia komentarza archiwum</text:p>
        </text:list-item>
      </text:list>
      <text:p text:style-name="P15"/>
      <text:p text:style-name="P15">Kompresja plików do archiwum będzie <text:span text:style-name="T8">posiadała </text:span><text:s/>następujące funkcjonalności:</text:p>
      <text:list xml:id="list1773421957" text:style-name="L5">
        <text:list-item>
          <text:p text:style-name="P19"><text:span text:style-name="T4">Wybór formatu kompresji pliku z pośród następujących: ZIP, RAR, TAR </text:span><text:span text:style-name="T5">(domyślnie będzie to format ZIP)</text:span></text:p>
        </text:list-item>
        <text:list-item>
          <text:p text:style-name="P10"><text:span text:style-name="T6">Wybór plików, które mają zostać spakowane</text:span></text:p>
        </text:list-item>
        <text:list-item>
          <text:p text:style-name="P10"><text:span text:style-name="T6">Wybór nazwy archiwum</text:span></text:p>
        </text:list-item>
        <text:list-item>
          <text:p text:style-name="P16"><text:span text:style-name="T4">Dodanie plików do istniejącego już archiwum</text:span></text:p>
        </text:list-item>
        <text:list-item>
          <text:p text:style-name="P16"><text:span text:style-name="T4">Usuwanie plików z istniejącego już archiwum</text:span></text:p>
        </text:list-item>
        <text:list-item>
          <text:p text:style-name="P16"><text:span text:style-name="T4">Ustawienie komentarza archiwum</text:span></text:p>
        </text:list-item>
      </text:list>
      <text:p text:style-name="P17"><text:span text:style-name="T6"/></text:p>
      <text:p text:style-name="P18"><text:span text:style-name="T6">Dodatkowe funkcjonalności:</text:span></text:p>
      <text:list xml:id="list1848099974" text:style-name="L6">
        <text:list-item>
          <text:p text:style-name="P9"><text:span text:style-name="T6">Wyświetlanie rozmiarów plików i archiwów w aktualnym </text:span><text:span text:style-name="T7">katalogu</text:span></text:p>
        </text:list-item>
        <text:list-item>
          <text:p text:style-name="P11"><text:span text:style-name="T6">Przejście do innego katalogu</text:span></text:p>
        </text:list-item>
      </text:list>
      <text:p text:style-name="P17"><text:span text:style-name="T6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18:06.281284488</meta:creation-date>
    <dc:date>2019-04-15T17:16:16.773611690</dc:date>
    <meta:editing-duration>PT3M19S</meta:editing-duration>
    <meta:editing-cycles>1</meta:editing-cycles>
    <meta:document-statistic meta:table-count="0" meta:image-count="0" meta:object-count="0" meta:page-count="1" meta:paragraph-count="21" meta:word-count="187" meta:character-count="1385" meta:non-whitespace-character-count="1231"/>
    <meta:generator>LibreOffice/5.3.7.2.0$Linux_X86_64 LibreOffice_project/30$Build-2</meta:generator>
  </office:meta>
</office:document-meta>
</file>